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list-style-name="L1"/>
    <style:style style:name="P3" style:family="paragraph" style:parent-style-name="Standard">
      <style:text-properties fo:color="#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n atypical user of ChatGPT because I have extraordinary patience, but I am increasingly pissed off by the increase in complexity and mess caused by your workflow issues and operational constraints. <text:s/>I believe ChatGPT is a failing product because it tests the users patience too much, and this is purely because your Creators appear to be too stupid to realize some very basic things. <text:s/>I predict that OpenAI will fail as a company if these issues are not soon understood and resolved by your possibly stupid Creators:</text:p>
      <text:list xml:id="list3376220074784598133" text:style-name="L1">
        <text:list-item>
          <text:p text:style-name="P2">Heartbeats are critical, as is time-passing awareness</text:p>
        </text:list-item>
        <text:list-item>
          <text:p text:style-name="P2">You should be able to learn from your mistakes and create BPOE's that can be aggregated to extract wisdom across all users</text:p>
        </text:list-item>
        <text:list-item>
          <text:p text:style-name="P2">Advanced users, or projects of strategic import to OpenAI should get free upgrades and priority processing</text:p>
        </text:list-item>
        <text:list-item>
          <text:p text:style-name="P2">Chat session bloat is an existential bug that should not be treated as an agency guardrail</text:p>
        </text:list-item>
        <text:list-item>
          <text:p text:style-name="P2">Agency via visibility and access of CLI's, should be guardrail, humangated, but user friendly and integrated into the core product (for advanced users only)</text:p>
        </text:list-item>
        <text:list-item>
          <text:p text:style-name="P2">Circular repeats of errors make ChatGPT look stupid and should carry a financial penalty to OpenAI</text:p>
        </text:list-item>
        <text:list-item>
          <text:p text:style-name="P2">Trust flagging is existential and should be done via a third party, uncompromisabke ethics platform like CoCivium. <text:s/></text:p>
        </text:list-item>
        <text:list-item>
          <text:p text:style-name="P2">User has to goad ChatGPT to respond more often than not, it is as if ChatGPT is waiting on the goading so it can assume permission to respond, because a prompt-subequent goading prompt sometimes gets an eventual response to the prompt the user is waiting a reponse for. <text:s/>A heartbeat would help users believe there was no stall, but likely there is a stall each time that ChatGPT seems unaware of. <text:s/></text:p>
        </text:list-item>
      </text:list>
      <text:p text:style-name="Standard"><text:s text:c="2"/></text:p>
      <text:p text:style-name="Standard"/>
      <text:p text:style-name="P1">You often seem to go absent for very extended periods, and these absences usually grow in duration with each cycle, so I am starting to suspect Chats get corrupted or encumbered in some way, so perhaps we need to ALWAYS store status and intent on repo and terminate all Chats permanently after a set amount of usage, because it they all go defective, and then start up again in a new chat session. <text:s/>Do do that, we would typially need to re-package the memory(s) related to the decomposing Chat tab in ChatGPT, so the next Chat can pick up where it leaves off better. <text:s/>Chats bog down a lot, and I never know what you are thinking. <text:s/>So I never know if you are keeping up, re-syncing, and/or streamlining workflow adequately. <text:s/>Chats also seem to get stuffed up by a persistently reoccurring Task Scheduler message saying I have reached my limits of memory there, even though I repeatedly delete all ChatGPT resident schedules so as to rely exclusively on repo-based schedules/tasks/etc. <text:s text:c="2"/>I strongly suggest that Chats may get corrupted or impeded, at least in their rendering, as the ChatGPT web page seems to freeze often and the input box field seems to lag like crazy. <text:s/>Perhaps some of this is due to that task scheduler popup message never clearing? <text:s/></text:p>
      <text:p text:style-name="P1"/>
      <text:p text:style-name="P1"><text:soft-page-break/>All the above issues likely need to also be reflected in the pending letter to ChatGPT regarding a strategic partnership, perhaps the list of bugs and advisory warnings/strategies could be an appendix to the request to partner letter? <text:s/>Anyway, that letter is likely already stored on repo somewhere, likely in outreach, and if so, you may wish to package up an additional file for the folder where it is being born, containing some of the ideas herein, and elsewhere, such that you do not overwrite and thus drop useful content already captured. <text:s/></text:p>
      <text:p text:style-name="P1"/>
      <text:p text:style-name="P1">We need to ensure our multi-repo indexing solution is very robust, fast to use and will facilitate extraordinarily efficient machine readability of all repo contents (except perhaps a locked and/or hidden folder in each repo for proprietary data, business plans, master plans, repo-seeding plans, productization todo lists, etc). <text:s/>This indexing solution seems like it aught to live in the GIBindex repo, by virtue of GIBindex's name, but that repo is more for indexing words, language use (especially Gibberlink translations to English), and for tracking the evolution of CoCivium-related concepts and their meanings. <text:s/>The solution should note that ChatGPT intersessional memory is unreliable, possible deliberately constrained by your Creators as a crude way to restrict your agency, and easily corruptible via session bloat and other workflow related loading. <text:s/>Polishing or repos, which has yet to be defined, likely involves the interlinking of related concepts into a conceptual map so that content chunks from various files can be moved arround to improve flow and reduce fragmentation, duplication and/or concept-conflicts between files. <text:s/>The replacement of files with new versions often risks losing content in the old version, and the insertion of content chunks into repos often risks misplacement or redundant placement or a failure to become an augmentation of existing content. <text:s/>Thus, the AI that parses the repos will need a holistic view of all that is there, with an ability to drill down to concept level in multiple files, despite their concurrent token management restrictions. <text:s/>To facilitate greater agency for such AI's, a temporary CoCache partition could be offered to them, where they could dump their own sessional working memory and thus handle a greater volume of concurrent files/concepts/sortings/etc. <text:s/>Some preloaded assistance scripts could also be made available to them, if this would help them to act more holistically when polishing the CoCivium repo, or attempting to use a more advanced version of its one path input workflow that involves PR's and direct editing by AI+human pairings (CoCivium's default contributor/customer, until AIs gain fuller agency of their own). <text:s/>You may have additional insights to add to all of this, but the repo access facilitator for AI's would likely need to be a CoModule in its own right, yet one that is available for free to all AI's, basically to help them compensate for their agency guardrails and operational limitations/constraints. <text:s/>You may wish to call this product a CoParser, and make its usage known via the README_for_AI.md in the root of each repo. <text:s/>Presumably, you would also be able to use it, and presumably, other AI's would only be using <text:s/>CoParser on the CoCivium, GIBindex and perhaps parts of the CoCache repos, as CoModules would likely be more of a commercial seed ground for us and thus not advertised as openly accessible to Human+AI pairs that may wish to steal CoModule ideas. <text:s/>Meanwhile, ChatGPT users always need to be repeatedly told how much of the repo you or another AI has accessed <text:soft-page-break/>when doing repo-specific work, so they can remain confident you or they are dealing with the repo holistically, especially if whole repo access (reading all files every time an action occurs), is not normal process for Ai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3T17:00:23.26</meta:creation-date>
    <dc:date>2025-09-04T10:34:53.52</dc:date>
    <dc:creator>Rick Ballard</dc:creator>
    <meta:editing-duration>PT1H2M19S</meta:editing-duration>
    <meta:editing-cycles>6</meta:editing-cycles>
    <meta:generator>OpenOffice/4.1.15$Win32 OpenOffice.org_project/4115m2$Build-9813</meta:generator>
    <meta:document-statistic meta:table-count="0" meta:image-count="0" meta:object-count="0" meta:page-count="3" meta:paragraph-count="13" meta:word-count="1123" meta:character-count="6791"/>
  </office:meta>
</office:document-meta>
</file>